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t it — since you forced the push, your GitHub repo <text:a xlink:type="simple" xlink:href="https://github.com/dhwcmoore/AuditBase" text:style-name="Internet_20_link" text:visited-style-name="Visited_20_Internet_20_Link"><text:span text:style-name="Source_20_Text">AuditBase</text:span></text:a> now contains your local verified audit pipeline.</text:p>
      <text:p text:style-name="Horizontal_20_Line"/>
      <text:h text:style-name="Heading_20_2" text:outline-level="2">✅ What we just did</text:h>
      <text:list text:style-name="L1">
        <text:list-item>
          <text:p text:style-name="P1"><text:span text:style-name="Strong_20_Emphasis">Cloned and renamed</text:span></text:p>
          <text:list>
            <text:list-item>
              <text:p text:style-name="P1">Took the original <text:span text:style-name="Source_20_Text">VeriBound_process_design</text:span> repo and cloned it into your <text:span text:style-name="Source_20_Text">~/Desktop/DataDrive</text:span>.</text:p>
            </text:list-item>
            <text:list-item>
              <text:p text:style-name="P1">Renamed it locally to <text:span text:style-name="Source_20_Text">VeriBound_AuditBase</text:span> to avoid confusion.</text:p>
            </text:list-item>
          </text:list>
        </text:list-item>
        <text:list-item>
          <text:p text:style-name="P1"><text:span text:style-name="Strong_20_Emphasis">Built a new executable</text:span></text:p>
          <text:list>
            <text:list-item>
              <text:p text:style-name="P1">Created <text:span text:style-name="Source_20_Text">bin/audit/audit_main.exe</text:span> as a dedicated <text:span text:style-name="Strong_20_Emphasis">audit runner</text:span> separate from the main VeriBound classifier.</text:p>
            </text:list-item>
            <text:list-item>
              <text:p text:style-name="P1">Fixed OCaml compilation errors step by step: record fields (<text:span text:style-name="Source_20_Text">range</text:span>, <text:span text:style-name="Source_20_Text">lower</text:span>), missing libs (<text:span text:style-name="Source_20_Text">qcheck</text:span>), unused helpers, partial matches, etc.</text:p>
            </text:list-item>
          </text:list>
        </text:list-item>
        <text:list-item>
          <text:p text:style-name="P1"><text:span text:style-name="Strong_20_Emphasis">Implemented audit logic</text:span></text:p>
          <text:list>
            <text:list-item>
              <text:p text:style-name="P1">Defined <text:span text:style-name="Source_20_Text">audit_runner.ml</text:span> to check for <text:span text:style-name="Strong_20_Emphasis">monotonicity</text:span> (no classification reversals) and <text:span text:style-name="Strong_20_Emphasis">coverage/overlap</text:span> (no gaps or double-mapped ranges).</text:p>
            </text:list-item>
            <text:list-item>
              <text:p text:style-name="P1">Added helpers to sample values across domain ranges.</text:p>
            </text:list-item>
          </text:list>
        </text:list-item>
        <text:list-item>
          <text:p text:style-name="P1"><text:span text:style-name="Strong_20_Emphasis">Stabilized execution</text:span></text:p>
          <text:list>
            <text:list-item>
              <text:p text:style-name="P1">Verified all 21 supported domains (healthcare, finance, nuclear, environmental, pharma).</text:p>
            </text:list-item>
            <text:list-item>
              <text:p text:style-name="P1">Achieved <text:span text:style-name="Strong_20_Emphasis">PASS</text:span> for monotonicity and gaps/overlaps after fixing YAML parsing and spec issues.</text:p>
            </text:list-item>
          </text:list>
        </text:list-item>
        <text:list-item>
          <text:p text:style-name="P1"><text:span text:style-name="Strong_20_Emphasis">Extended outputs</text:span></text:p>
          <text:list>
            <text:list-item>
              <text:p text:style-name="P1">Human-readable audit reports per domain.</text:p>
            </text:list-item>
            <text:list-item>
              <text:p text:style-name="P1">JSON line–based export for programmatic use (<text:span text:style-name="Source_20_Text">audit_report.json</text:span>).</text:p>
            </text:list-item>
            <text:list-item>
              <text:p text:style-name="P1">Added unique <text:span text:style-name="Source_20_Text">id</text:span> field for each domain, aligning human-readable <text:span text:style-name="Source_20_Text">(id: …)</text:span> output with JSON.</text:p>
            </text:list-item>
          </text:list>
        </text:list-item>
        <text:list-item>
          <text:p text:style-name="P1"><text:span text:style-name="Strong_20_Emphasis">Pushed to GitHub</text:span></text:p>
          <text:list>
            <text:list-item>
              <text:p text:style-name="P1">Cleaned local repo.</text:p>
            </text:list-item>
            <text:list-item>
              <text:p text:style-name="P1">Forced-pushed it to your new repo <text:a xlink:type="simple" xlink:href="https://github.com/dhwcmoore/AuditBase" text:style-name="Internet_20_link" text:visited-style-name="Visited_20_Internet_20_Link"><text:span text:style-name="Source_20_Text">AuditBase</text:span></text:a>.</text:p>
            </text:list-item>
            <text:list-item>
              <text:p text:style-name="P1">Repo now serves as the base for further extensions (CI checks, CSV summaries, HTML reports, etc.).</text:p>
            </text:list-item>
          </text:list>
        </text:list-item>
      </text:list>
      <text:p text:style-name="Horizontal_20_Line"/>
      <text:h text:style-name="Heading_20_2" text:outline-level="2"><text:soft-page-break/>🌐 In a few words</text:h>
      <text:p text:style-name="Text_20_body">We are building a <text:span text:style-name="Strong_20_Emphasis">formally verified audit engine</text:span>:</text:p>
      <text:p text:style-name="Quotations"><text:span text:style-name="Strong_20_Emphasis">A boundary-classification auditing system that guarantees no gaps, no overlaps, and monotonic rules across critical domains.</text:span></text:p>
      <text:p text:style-name="Text_20_body">Think of it as a <text:span text:style-name="Strong_20_Emphasis">mathematically provable “lint tool”</text:span> for regulatory and safety thresholds.</text:p>
      <text:p text:style-name="Horizontal_20_Line"/>
      <text:p text:style-name="Text_20_body">Do you want me to draft a <text:span text:style-name="Strong_20_Emphasis">README.md for AuditBase</text:span> that explains this in plain English for others (with usage examples and screenshots of audit output)? That would make the repo presentation-read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6:09:17.190665536</meta:creation-date>
    <dc:date>2025-08-27T16:10:05.168155932</dc:date>
    <meta:editing-duration>PT48S</meta:editing-duration>
    <meta:editing-cycles>1</meta:editing-cycles>
    <meta:document-statistic meta:table-count="0" meta:image-count="0" meta:object-count="0" meta:page-count="2" meta:paragraph-count="27" meta:word-count="286" meta:character-count="1857" meta:non-whitespace-character-count="1618"/>
    <meta:generator>LibreOffice/24.2.7.2$Linux_X86_64 LibreOffice_project/420$Build-2</meta:generator>
  </office:meta>
</office:document-meta>
</file>